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4" style:family="paragraph" style:parent-style-name="Footnote">
      <style:text-properties style:font-name="Arial" fo:font-size="8pt" officeooo:paragraph-rsid="00577e6e" style:font-size-asian="8pt" style:font-size-complex="8pt"/>
    </style:style>
    <style:style style:name="P15"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6"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17" style:family="paragraph" style:parent-style-name="Standard">
      <style:text-properties style:font-name="Arial" fo:font-size="10pt" officeooo:paragraph-rsid="00f66893" style:font-size-asian="10pt" style:font-size-complex="10pt"/>
    </style:style>
    <style:style style:name="P18"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9" style:family="paragraph" style:parent-style-name="Standard">
      <style:text-properties style:font-name="Arial" officeooo:paragraph-rsid="00f66893"/>
    </style:style>
    <style:style style:name="P2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1" style:family="paragraph" style:parent-style-name="Corps_20_de_20_texte_20_2">
      <style:text-properties style:font-name="Arial" fo:language="fr" fo:country="FR" officeooo:paragraph-rsid="000df661"/>
    </style:style>
    <style:style style:name="P22" style:family="paragraph" style:parent-style-name="Standard">
      <style:text-properties officeooo:paragraph-rsid="00603702"/>
    </style:style>
    <style:style style:name="P23" style:family="paragraph" style:parent-style-name="Footnote">
      <style:text-properties officeooo:rsid="00b7b6c0" officeooo:paragraph-rsid="00b7b6c0"/>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0" style:family="paragraph" style:parent-style-name="Heading_20_1" style:list-style-name="Numbering_20_1"/>
    <style:style style:name="P31" style:family="paragraph" style:parent-style-name="Heading_20_2" style:list-style-name="Numbering_20_1">
      <style:text-properties officeooo:paragraph-rsid="00603702"/>
    </style:style>
    <style:style style:name="P32" style:family="paragraph" style:parent-style-name="Heading_20_2" style:list-style-name="Numbering_20_1">
      <style:text-properties style:font-name="Arial" fo:language="fr" fo:country="FR" officeooo:paragraph-rsid="000df661"/>
    </style:style>
    <style:style style:name="P33" style:family="paragraph" style:parent-style-name="Heading_20_2" style:list-style-name="Numbering_20_1">
      <style:text-properties style:font-name="Arial" fo:font-size="14pt" fo:language="fr" fo:country="FR" officeooo:paragraph-rsid="000df661" style:font-size-asian="14pt" style:font-size-complex="14pt"/>
    </style:style>
    <style:style style:name="P34" style:family="paragraph" style:parent-style-name="Heading_20_2" style:list-style-name="Numbering_20_1">
      <style:text-properties style:font-name="Arial" officeooo:rsid="000df661" officeooo:paragraph-rsid="001cef56"/>
    </style:style>
    <style:style style:name="P35" style:family="paragraph" style:parent-style-name="Heading_20_2" style:list-style-name="Numbering_20_1">
      <style:text-properties officeooo:rsid="000f9a77"/>
    </style:style>
    <style:style style:name="P36"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1a9c8"/>
    </style:style>
    <style:style style:name="T4" style:family="text">
      <style:text-properties fo:font-weight="normal" officeooo:rsid="000bf3ed" style:font-weight-asian="normal" style:font-weight-complex="normal"/>
    </style:style>
    <style:style style:name="T5" style:family="text">
      <style:text-properties fo:font-weight="normal" officeooo:rsid="003222ed" style:font-weight-asian="normal" style:font-weight-complex="normal"/>
    </style:style>
    <style:style style:name="T6" style:family="text">
      <style:text-properties fo:font-weight="normal" officeooo:rsid="004eb54f" style:font-weight-asian="normal" style:font-weight-complex="normal"/>
    </style:style>
    <style:style style:name="T7" style:family="text">
      <style:text-properties fo:font-weight="normal" officeooo:rsid="0070ee53" style:font-weight-asian="normal" style:font-weight-complex="normal"/>
    </style:style>
    <style:style style:name="T8" style:family="text">
      <style:text-properties fo:font-weight="normal" officeooo:rsid="0071a9c8"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72bb65"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text-line-through-style="solid" style:text-line-through-type="single"/>
    </style:style>
    <style:style style:name="T25" style:family="text">
      <style:text-properties style:font-name="Arial" fo:font-size="8pt" style:font-size-asian="8pt" style:font-size-complex="8pt"/>
    </style:style>
    <style:style style:name="T26" style:family="text">
      <style:text-properties style:font-name="Arial" fo:font-size="8pt" officeooo:rsid="00e86ee0" style:font-size-asian="8pt" style:font-size-complex="8pt"/>
    </style:style>
    <style:style style:name="T27"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8"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9" style:family="text">
      <style:text-properties officeooo:rsid="003cf23b"/>
    </style:style>
    <style:style style:name="T30" style:family="text">
      <style:text-properties style:text-line-through-style="none" style:text-line-through-type="none"/>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officeooo:rsid="0071100b"/>
    </style:style>
    <style:style style:name="T38" style:family="text">
      <style:text-properties officeooo:rsid="0072bb65"/>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68411100" text:style-name="Numbering_20_1">
        <text:list-item>
          <text:h text:style-name="P30" text:outline-level="1">Listing des risques avec les actions correctives</text:h>
        </text:list-item>
      </text:list>
      <text:p text:style-name="P3">Ce listing de risque référence : {object_document_ref}, vous <text:span text:style-name="T20">présente </text:span>vos risques par ordre décroissant.</text:p>
      <text:list xml:id="list103618477357030" text:continue-numbering="true" text:style-name="Numbering_20_1">
        <text:list-item>
          <text:list>
            <text:list-item>
              <text:h text:style-name="P32"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2">Le risque<text:span text:style-name="T13">, c</text:span>'est l'Homme et le danger dans le même espace</text:p>
      <text:p text:style-name="P12"/>
      <text:list xml:id="list103616928661645" text:continue-numbering="true" text:style-name="Numbering_20_1">
        <text:list-item>
          <text:list>
            <text:list-item>
              <text:h text:style-name="P33" text:outline-level="2"><draw:frame draw:style-name="fr1" draw:name="images3" text:anchor-type="paragraph" svg:x="0.041cm" svg:y="0.22cm" svg:width="12.598cm" svg:height="7.943cm" draw:z-index="4"><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0">Risque : n. masc Danger, inconvénient auquel on s'expose. Faire quelque chose à ses risques et périls, en prenant l'entière responsabilité des conséquences. </text:p>
      <text:p text:style-name="P21">Un risque calcul<text:span text:style-name="T20">é.</text:span> Prendre des risques : s'exposer à un danger.</text:p>
      <text:list xml:id="list103617325378757" text:continue-numbering="true" text:style-name="Numbering_20_1">
        <text:list-item>
          <text:list>
            <text:list-item>
              <text:h text:style-name="P33" text:outline-level="2"><text:bookmark-start text:name="__RefHeading__38_2019626781"/>Définition d’un danger<text:bookmark-end text:name="__RefHeading__38_2019626781"/></text:h>
            </text:list-item>
          </text:list>
        </text:list-item>
      </text:list>
      <text:p text:style-name="P2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0"/>
      <text:p text:style-name="P20"/>
      <text:p text:style-name="P20"/>
      <text:p text:style-name="P20"/>
      <text:list xml:id="list103617660495739" text:continue-numbering="true" text:style-name="Numbering_20_1">
        <text:list-item>
          <text:list>
            <text:list-item>
              <text:h text:style-name="P35"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11"/>
      <text:list xml:id="list103617664640550" text:continue-numbering="true" text:style-name="Numbering_20_1">
        <text:list-item>
          <text:list>
            <text:list-item>
              <text:h text:style-name="P34"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3101634489" text:style-name="L1">
        <text:list-item>
          <text:p text:style-name="P36"><text:span text:style-name="T22">Eviter</text:span> les risques ;</text:p>
        </text:list-item>
        <text:list-item>
          <text:p text:style-name="P36"><text:span text:style-name="T22">Evaluer</text:span> les risques qui ne peuvent pas être évités ;</text:p>
        </text:list-item>
        <text:list-item>
          <text:p text:style-name="P36"><text:span text:style-name="T22">Combattre</text:span> les risques à la <text:span text:style-name="T22">source</text:span> ;</text:p>
        </text:list-item>
        <text:list-item>
          <text:p text:style-name="P36"><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6">Tenir compte de l'état d'<text:span text:style-name="T22">évolution</text:span> de la <text:span text:style-name="T22">technique</text:span> ;</text:p>
        </text:list-item>
        <text:list-item>
          <text:p text:style-name="P36"><text:span text:style-name="T22">Remplacer</text:span> ce qui est <text:span text:style-name="T22">dangereux</text:span> par ce qui n'est pas dangereux ou par ce qui est <text:span text:style-name="T22">moins dangereux</text:span> ;</text:p>
        </text:list-item>
        <text:list-item>
          <text:p text:style-name="P36"><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6">Prendre des mesures de <text:span text:style-name="T22">protection collective </text:span>en leur donnant la <text:span text:style-name="T22">priorité</text:span> sur les mesures de <text:span text:style-name="T22">protection individuelle</text:span> ;</text:p>
        </text:list-item>
        <text:list-item>
          <text:p text:style-name="P36"><text:span text:style-name="T22">Donner</text:span> les <text:span text:style-name="T22">instructions</text:span> <text:span text:style-name="T22">appropriées</text:span> aux travailleurs.</text:p>
        </text:list-item>
      </text:list>
      <text:p text:style-name="P10"/>
      <text:list xml:id="list103618373224101" text:continue-list="list103617664640550" text:style-name="Numbering_20_1">
        <text:list-item>
          <text:list>
            <text:list-item>
              <text:h text:style-name="P31" text:outline-level="2">Liste des risques<text:note text:id="ftn1" text:note-class="footnote"><text:note-citation>1</text:note-citation><text:note-body><text:p text:style-name="P14">En fonction des réglages cette liste contient les risques de l'unité de travail, les risques hérités, les risques partagés.</text:p></text:note-body></text:note> associés à cet élément</text:h>
            </text:list-item>
          </text:list>
        </text:list-item>
      </text:list>
      <text:p text:style-name="P22"/>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712414508240">
          <table:table-cell table:style-name="Tableau2.A1" office:value-type="string">
            <text:p text:style-name="P29"><text:span text:style-name="T32">S</text:span><text:span text:style-name="T33"><text:note text:id="ftn2" text:note-class="footnote"><text:note-citation>2</text:note-citation><text:note-body><text:p text:style-name="P15">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28">ou</text:p>
            <text:p text:style-name="P28">GP</text:p>
          </table:table-cell>
          <table:table-cell table:style-name="Tableau2.A1" office:value-type="string">
            <text:p text:style-name="P26">Id <text:span text:style-name="T12">RA</text:span></text:p>
          </table:table-cell>
          <table:table-cell table:style-name="Tableau2.A1" office:value-type="string">
            <text:p text:style-name="P27">Cot</text:p>
          </table:table-cell>
          <table:table-cell table:style-name="Tableau2.A1" office:value-type="string">
            <text:p text:style-name="P25">Risques</text:p>
          </table:table-cell>
          <table:table-cell table:style-name="Tableau2.A1" office:value-type="string">
            <text:p text:style-name="P24">D<text:span text:style-name="T29">escription du risque</text:span></text:p>
          </table:table-cell>
          <table:table-cell table:style-name="Tableau2.A1" office:value-type="string">
            <text:p text:style-name="P24">Commentaire <text:span text:style-name="T31">de</text:span> l’<text:span text:style-name="T31">évaluation</text:span></text:p>
          </table:table-cell>
          <table:table-cell table:style-name="Tableau2.G1" office:value-type="string">
            <text:p text:style-name="P18"><text:span text:style-name="T35">Actions du programme annuel de prévention</text:span><text:span text:style-name="T35"><text:note text:id="ftn3" text:note-class="footnote"><text:note-citation>3</text:note-citation><text:note-body><text:p text:style-name="P23"><text:span text:style-name="T25">Le </text:span><text:span text:style-name="T26">programme annuel </text:span><text:span text:style-name="T25">sera affiché si les </text:span><text:span text:style-name="T26">taches sont renseignées</text:span><text:span text:style-name="T25"> dans </text:span><text:a xlink:type="simple" xlink:href="https://fr.wordpress.org/plugins/task-manager/" text:style-name="Internet_20_link" text:visited-style-name="Visited_20_Internet_20_Link"><text:span text:style-name="T25">l</text:span></text:a><text:span text:style-name="T27">e projet « D</text:span><text:span text:style-name="T28">U </text:span><text:span text:style-name="T27">» </text:span><text:span text:style-name="T28">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2712414500752">
          <table:table-cell table:style-name="Tableau2.A4"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3">{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6"><text:span text:style-name="T36">Actions en </text:span>cours :</text:p>
            <text:p text:style-name="P19">{actionPreventionUncompleted}</text:p>
            <text:p text:style-name="P19"/>
            <text:p text:style-name="P16"><text:span text:style-name="T36">Action</text:span><text:span text:style-name="T37">s</text:span><text:span text:style-name="T36"> réalisées </text:span>:</text:p>
            <text:p text:style-name="P17"><text:span text:style-name="T24">{actionPreventionCompleted}</text:span><text:span text:style-name="T30">[!-- END row.risk4 --]</text:span></text:p>
          </table:table-cell>
        </table:table-row>
        <table:table-row table:style-name="TableLine2712414509680">
          <table:table-cell table:style-name="Tableau2.A4"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3">{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16"><text:span text:style-name="T36">Actions en </text:span>cours :</text:p>
            <text:p text:style-name="P19">{actionPreventionUncompleted}</text:p>
            <text:p text:style-name="P19"/>
            <text:p text:style-name="P16"><text:span text:style-name="T36">Action</text:span><text:span text:style-name="T37">s</text:span><text:span text:style-name="T36"> réalisées </text:span>:</text:p>
            <text:p text:style-name="P17"><text:span text:style-name="T24">{actionPreventionCompleted}</text:span><text:span text:style-name="T30">[!-- END row.risk3 --]</text:span></text:p>
          </table:table-cell>
        </table:table-row>
        <table:table-row table:style-name="TableLine2712414505648">
          <table:table-cell table:style-name="Tableau2.A4"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3">{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16"><text:span text:style-name="T36">Actions en </text:span>cours :</text:p>
            <text:p text:style-name="P19">{actionPreventionUncompleted}</text:p>
            <text:p text:style-name="P19"/>
            <text:p text:style-name="P16"><text:span text:style-name="T36">Action</text:span><text:span text:style-name="T37">s</text:span><text:span text:style-name="T36"> réalisées </text:span>:</text:p>
            <text:p text:style-name="P17"><text:span text:style-name="T24">{actionPreventionCompleted}</text:span><text:span text:style-name="T30">[!-- END row.risk2 --]</text:span></text:p>
          </table:table-cell>
        </table:table-row>
        <text:soft-page-break/>
        <table:table-row table:style-name="TableLine2712414510544">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3">{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6"><text:span text:style-name="T36">Actions en </text:span>cours :</text:p>
            <text:p text:style-name="P19">{actionPreventionUncompleted}</text:p>
            <text:p text:style-name="P19"/>
            <text:p text:style-name="P16"><text:span text:style-name="T36">Action</text:span><text:span text:style-name="T37">s</text:span><text:span text:style-name="T36"> réalisées </text:span>:</text:p>
            <text:p text:style-name="P17"><text:span text:style-name="T24">{actionPreventionCompleted}</text:span><text:span text:style-name="T30">[!-- END row.risk1 --]</text:span></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2bb65"/>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72bb65" style:font-weight-asian="normal" style:font-weight-complex="normal"/>
    </style:style>
    <style:style style:name="MT9" style:family="text">
      <style:text-properties fo:font-weight="normal" officeooo:rsid="0024ea7e" style:font-weight-asian="normal" style:font-weight-complex="normal"/>
    </style:style>
    <style:style style:name="MT10"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action.odt</text:file-name><text:tab/>Version –<text:span text:style-name="MT3"> 3.2.</text:span><text:span text:style-name="MT4">9</text:span><text:span text:style-name="MT5"> </text:span><text:span text:style-name="MT3">- </text:span><text:span text:style-name="MT6">20</text:span><text:span text:style-name="MT7">2</text:span><text:span text:style-name="MT8">31011</text:span><text:span text:style-name="MT9"> </text:span><text:span text:style-name="MT10">- </text:span>Page :<text:page-number text:select-page="current">3</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56M16S</meta:editing-duration>
    <meta:editing-cycles>160</meta:editing-cycles>
    <meta:generator>LibreOffice/7.3.5.2$Windows_X86_64 LibreOffice_project/184fe81b8c8c30d8b5082578aee2fed2ea847c01</meta:generator>
    <dc:date>2023-10-11T10:36:16.635000000</dc:date>
    <meta:document-statistic meta:table-count="1" meta:image-count="2" meta:object-count="0" meta:page-count="4" meta:paragraph-count="81" meta:word-count="631" meta:character-count="4291" meta:non-whitespace-character-count="3749"/>
    <meta:user-defined meta:name="Info 1"/>
    <meta:user-defined meta:name="Info 2"/>
    <meta:user-defined meta:name="Info 3"/>
    <meta:user-defined meta:name="Info 4"/>
  </office:meta>
</office:document-meta>
</file>